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5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98cm" fo:min-width="3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3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98cm" fo:min-width="3.8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6.3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P1" style:family="paragraph">
      <style:paragraph-properties fo:text-align="center"/>
      <style:text-properties style:font-name="Liberation Serif1" fo:font-size="48pt" style:font-size-asian="48pt" style:font-size-complex="48pt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style:font-name="Liberation Serif1" fo:font-size="44pt" style:font-size-asian="44pt" style:font-size-complex="44pt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1" fo:font-size="44pt" style:font-size-asian="44pt" style:font-size-complex="44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erif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–</text:span><text:span text:style-name="T1"> </text:span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/text:p>
            <text:p text:style-name="P1"><text:span text:style-name="T1"/></text:p>
            <text:p text:style-name="P1"><text:span text:style-name="T1">S</text:span><text:span text:style-name="T1">y</text:span><text:span text:style-name="T1">s</text:span><text:span text:style-name="T1">t</text:span><text:span text:style-name="T1">è</text:span><text:span text:style-name="T1">m</text:span><text:span text:style-name="T1">e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t </text:span><text:span text:style-name="T1">g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b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e</text:span></text:p>
          </draw:text-box>
        </draw:frame>
      </draw:page>
      <draw:page draw:name="Slave" draw:style-name="dp1" draw:master-page-name="Default">
        <draw:custom-shape draw:style-name="gr2" draw:text-style-name="P3" draw:layer="layout" svg:width="16.5cm" svg:height="22cm" svg:x="2.6cm" svg:y="3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1cm" svg:height="3.4cm" svg:x="6cm" svg:y="10.4cm">
          <text:p text:style-name="P4">STM32F446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2.4cm" svg:x="7.3cm" svg:y="22.2cm">
          <text:p text:style-name="P5"><text:span text:style-name="T2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cm" svg:height="2.4cm" svg:x="2.9cm" svg:y="22.2cm">
          <text:p text:style-name="P5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cm" svg:height="4.8cm" svg:x="2.9cm" svg:y="15.8cm">
          <text:p text:style-name="P5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cm" svg:height="2.3cm" svg:x="7.3cm" svg:y="15.8cm">
          <text:p text:style-name="P5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cm" svg:height="2.3cm" svg:x="7.3cm" svg:y="18.3cm">
          <text:p text:style-name="P5"><text:span text:style-name="T2">Circuit de balancement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2cm" svg:height="6.6cm" svg:x="3.7cm" svg:y="8.1cm">
          <draw:text-box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</draw:text-box>
        </draw:frame>
        <draw:custom-shape draw:style-name="gr6" draw:text-style-name="P6" draw:layer="layout" svg:width="3.9cm" svg:height="4.8cm" svg:x="2.9cm" svg:y="3.5cm">
          <text:p text:style-name="P5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cm" svg:height="2.3cm" svg:x="7.3cm" svg:y="3.5cm">
          <text:p text:style-name="P5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cm" svg:height="2.3cm" svg:x="7.3cm" svg:y="6cm">
          <text:p text:style-name="P5"><text:span text:style-name="T2">Circuit de balanc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cm" svg:height="1.8cm" svg:x="14.7cm" svg:y="12.2cm">
          <text:p text:style-name="P5"><text:span text:style-name="T2">Connecteur</text:span></text:p>
          <text:p text:style-name="P5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cm" svg:height="1.8cm" svg:x="14.7cm" svg:y="10.2cm">
          <text:p text:style-name="P5"><text:span text:style-name="T2">Connecteur</text:span></text:p>
          <text:p text:style-name="P5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2" draw:id="id2" draw:layer="layout" svg:width="2.5cm" svg:height="3.8cm" svg:x="12cm" svg:y="10.2cm">
          <text:p text:style-name="P5"><text:span text:style-name="T2">Driver</text:span></text:p>
          <text:p text:style-name="P5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.1cm" svg:y1="16.6cm" svg:x2="2.9cm" svg:y2="16.6cm">
          <text:p/>
        </draw:line>
        <draw:line draw:style-name="gr11" draw:text-style-name="P9" draw:layer="layout" svg:x1="1.074cm" svg:y1="4.3cm" svg:x2="2.874cm" svg:y2="4.3cm">
          <text:p/>
        </draw:line>
        <draw:line draw:style-name="gr11" draw:text-style-name="P9" draw:layer="layout" svg:x1="18.7cm" svg:y1="11.1cm" svg:x2="20.5cm" svg:y2="11.1cm">
          <text:p/>
        </draw:line>
        <draw:line draw:style-name="gr11" draw:text-style-name="P9" draw:layer="layout" svg:x1="20.5cm" svg:y1="13.1cm" svg:x2="18.7cm" svg:y2="13.1cm">
          <text:p/>
        </draw:line>
        <draw:line draw:style-name="gr11" draw:text-style-name="P9" draw:layer="layout" svg:x1="1.074cm" svg:y1="23.5cm" svg:x2="2.874cm" svg:y2="23.5cm">
          <text:p/>
        </draw:line>
        <draw:connector draw:style-name="gr12" draw:text-style-name="P9" draw:layer="layout" svg:x1="10.1cm" svg:y1="12.1cm" svg:x2="12cm" svg:y2="12.1cm" draw:start-shape="id1" draw:start-glue-point="1" draw:end-shape="id2" draw:end-glue-point="3" svg:d="M10100 12100h1900" svg:viewBox="0 0 1901 1">
          <text:p/>
        </draw:connector>
        <draw:line draw:style-name="gr13" draw:text-style-name="P4" xml:id="id3" draw:id="id3" draw:layer="layout" svg:x1="11.7cm" svg:y1="7.1cm" svg:x2="14.1cm" svg:y2="7.1cm">
          <text:p/>
        </draw:line>
        <draw:connector draw:style-name="gr14" draw:text-style-name="P4" draw:layer="layout" draw:line-skew="0.268cm" svg:x1="8.05cm" svg:y1="10.4cm" svg:x2="14.1cm" svg:y2="7.1cm" draw:start-shape="id1" draw:start-glue-point="0" draw:end-shape="id3" draw:end-glue-point="1" svg:d="M8050 10400v-1300h6050v-2000" svg:viewBox="0 0 6051 3301">
          <text:p/>
        </draw:connector>
        <draw:line draw:style-name="gr15" draw:text-style-name="P9" xml:id="id4" draw:id="id4" draw:layer="layout" svg:x1="11.7cm" svg:y1="4.6cm" svg:x2="14.1cm" svg:y2="4.6cm">
          <text:p/>
        </draw:line>
        <draw:connector draw:style-name="gr14" draw:text-style-name="P4" draw:layer="layout" svg:x1="14.1cm" svg:y1="4.6cm" svg:x2="14.1cm" svg:y2="7.1cm" draw:start-shape="id4" draw:start-glue-point="1" draw:end-shape="id3" draw:end-glue-point="1" svg:d="M14100 4600v2500" svg:viewBox="0 0 1 2501">
          <text:p/>
        </draw:connector>
        <draw:line draw:style-name="gr15" draw:text-style-name="P9" xml:id="id5" draw:id="id5" draw:layer="layout" svg:x1="11.7cm" svg:y1="17cm" svg:x2="13.4cm" svg:y2="17cm">
          <text:p/>
        </draw:line>
        <draw:line draw:style-name="gr13" draw:text-style-name="P4" xml:id="id6" draw:id="id6" draw:layer="layout" svg:x1="11.7cm" svg:y1="19.4cm" svg:x2="13.4cm" svg:y2="19.4cm">
          <text:p/>
        </draw:line>
        <draw:connector draw:style-name="gr14" draw:text-style-name="P4" draw:layer="layout" svg:x1="13.4cm" svg:y1="17cm" svg:x2="13.4cm" svg:y2="19.4cm" draw:start-shape="id5" draw:start-glue-point="1" draw:end-shape="id6" draw:end-glue-point="1" svg:d="M13400 17000v2400" svg:viewBox="0 0 1 2401">
          <text:p/>
        </draw:connector>
        <draw:line draw:style-name="gr16" draw:text-style-name="P4" draw:layer="layout" svg:x1="6.8cm" svg:y1="19.5cm" svg:x2="7.2cm" svg:y2="19.5cm">
          <text:p/>
        </draw:line>
        <draw:line draw:style-name="gr16" draw:text-style-name="P4" draw:layer="layout" svg:x1="6.825cm" svg:y1="7.1cm" svg:x2="7.225cm" svg:y2="7.1cm">
          <text:p/>
        </draw:line>
        <draw:line draw:style-name="gr17" draw:text-style-name="P9" draw:layer="layout" svg:x1="6.8cm" svg:y1="4.6cm" svg:x2="7.3cm" svg:y2="4.6cm">
          <text:p/>
        </draw:line>
        <draw:line draw:style-name="gr17" draw:text-style-name="P9" draw:layer="layout" svg:x1="6.8cm" svg:y1="16.9cm" svg:x2="7.3cm" svg:y2="16.9cm">
          <text:p/>
        </draw:line>
        <draw:line draw:style-name="gr11" draw:text-style-name="P9" draw:layer="layout" svg:x1="1.048cm" svg:y1="7.4cm" svg:x2="2.848cm" svg:y2="7.4cm">
          <text:p/>
        </draw:line>
        <draw:frame draw:style-name="gr18" draw:text-style-name="P11" draw:layer="layout" svg:width="0.9cm" svg:height="1.119cm" svg:x="1.2cm" svg:y="3.3cm">
          <draw:text-box>
            <text:p text:style-name="P10"><text:span text:style-name="T4">+</text:span></text:p>
          </draw:text-box>
        </draw:frame>
        <draw:frame draw:style-name="gr18" draw:text-style-name="P11" draw:layer="layout" svg:width="0.9cm" svg:height="1.119cm" svg:x="1.2cm" svg:y="15.601cm">
          <draw:text-box>
            <text:p text:style-name="P10"><text:span text:style-name="T4">+</text:span></text:p>
          </draw:text-box>
        </draw:frame>
        <draw:frame draw:style-name="gr18" draw:text-style-name="P11" draw:layer="layout" svg:width="0.9cm" svg:height="1.119cm" svg:x="1.3cm" svg:y="6.501cm">
          <draw:text-box>
            <text:p text:style-name="P10"><text:span text:style-name="T4">-</text:span></text:p>
          </draw:text-box>
        </draw:frame>
        <draw:frame draw:style-name="gr18" draw:text-style-name="P11" draw:layer="layout" svg:width="0.9cm" svg:height="1.119cm" svg:x="1.3cm" svg:y="6.502cm">
          <draw:text-box>
            <text:p text:style-name="P10"><text:span text:style-name="T4">-</text:span></text:p>
          </draw:text-box>
        </draw:frame>
        <draw:line draw:style-name="gr11" draw:text-style-name="P9" draw:layer="layout" svg:x1="1.122cm" svg:y1="19.805cm" svg:x2="2.922cm" svg:y2="19.805cm">
          <text:p/>
        </draw:line>
        <draw:frame draw:style-name="gr18" draw:text-style-name="P11" draw:layer="layout" svg:width="0.9cm" svg:height="1.119cm" svg:x="1.374cm" svg:y="18.907cm">
          <draw:text-box>
            <text:p text:style-name="P10"><text:span text:style-name="T4">-</text:span></text:p>
          </draw:text-box>
        </draw:frame>
        <draw:frame draw:style-name="gr19" draw:text-style-name="P13" draw:layer="layout" svg:width="19.59cm" svg:height="1.97cm" svg:x="1cm" svg:y="1cm">
          <draw:text-box>
            <text:p text:style-name="P12"><text:span text:style-name="T5">S</text:span><text:span text:style-name="T5">l</text:span><text:span text:style-name="T5">a</text:span><text:span text:style-name="T5">v</text:span><text:span text:style-name="T5">e</text:span></text:p>
          </draw:text-box>
        </draw:frame>
        <draw:line draw:style-name="gr15" draw:text-style-name="P9" xml:id="id7" draw:id="id7" draw:layer="layout" svg:x1="11.687cm" svg:y1="23.4cm" svg:x2="13.4cm" svg:y2="23.4cm">
          <text:p/>
        </draw:line>
        <draw:connector draw:style-name="gr14" draw:text-style-name="P4" draw:layer="layout" svg:x1="13.4cm" svg:y1="19.4cm" svg:x2="13.4cm" svg:y2="23.4cm" draw:start-shape="id6" draw:start-glue-point="1" draw:end-shape="id7" draw:end-glue-point="1" svg:d="M13400 19400v4000" svg:viewBox="0 0 1 4001">
          <text:p/>
        </draw:connector>
        <draw:connector draw:style-name="gr14" draw:text-style-name="P4" draw:layer="layout" draw:line-skew="-0.319cm" svg:x1="8.05cm" svg:y1="13.8cm" svg:x2="13.4cm" svg:y2="17cm" draw:start-shape="id1" draw:start-glue-point="2" draw:end-shape="id5" draw:end-glue-point="1" svg:d="M8050 13800v1200h5350v2000" svg:viewBox="0 0 535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6.2$Linux_X86_64 LibreOffice_project/20m0$Build-2</meta:generator>
    <dc:date>2017-05-21T17:04:10.977263136</dc:date>
    <meta:editing-duration>PT57M48S</meta:editing-duration>
    <meta:editing-cycles>4</meta:editing-cycles>
    <meta:document-statistic meta:object-count="43"/>
  </office:meta>
</office:document-meta>
</file>